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7b86" officeooo:paragraph-rsid="000e7b86"/>
    </style:style>
    <style:style style:name="P2" style:family="paragraph" style:parent-style-name="Standard">
      <style:text-properties fo:font-size="36pt" officeooo:rsid="000e7b86" officeooo:paragraph-rsid="000e7b86" style:font-size-asian="36pt" style:font-size-complex="36pt"/>
    </style:style>
    <style:style style:name="P3" style:family="paragraph" style:parent-style-name="Standard">
      <style:text-properties officeooo:rsid="00103e6f" officeooo:paragraph-rsid="00103e6f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03e6f" style:font-name-asian="Liberation Serif1" style:font-name-complex="Liberation Serif1"/>
    </style:style>
    <style:style style:name="T3" style:family="text">
      <style:text-properties style:font-name="Liberation Serif1" fo:font-size="18pt" style:font-name-asian="Liberation Serif1" style:font-size-asian="15.75pt" style:font-name-complex="Liberation Serif1" style:font-size-complex="18pt"/>
    </style:style>
    <style:style style:name="T4" style:family="text">
      <style:text-properties style:font-name="Liberation Serif1" fo:font-size="20pt" officeooo:rsid="00103e6f" style:font-name-asian="Liberation Serif1" style:font-size-asian="20pt" style:font-name-complex="Liberation Serif1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 заполнении массив увеличивается в 2 раза,следовательно на каждой 2^m-ой операции append он увеличивается в 2 раза.</text:p>
      <text:p text:style-name="P1">Нам нужно скопировать элементы массива в новый, расширенный. Это происходит за O(2^(m-1)).</text:p>
      <text:p text:style-name="P1">Всего расширений будет &lt;= <text:s text:c="2"/>k=<text:span text:style-name="T1">┌</text:span>log(n)<text:span text:style-name="T1">┐(округление вверх) </text:span></text:p>
      <text:p text:style-name="P1"><text:span text:style-name="T1"><text:s/>Cумма всех примитивных операций <text:s/>= </text:span><text:span text:style-name="T4">S</text:span><text:span text:style-name="T2">k = (1-2^k)/(1-2) = <text:s/>2^k-1 = n-1</text:span></text:p>
      <text:p text:style-name="P3"><text:span text:style-name="T2">O</text:span><text:span text:style-name="T1">(n-1) сравнимо с <text:s/>O(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2:44:49.361266744</meta:creation-date>
    <dc:date>2017-11-18T12:59:20.037422075</dc:date>
    <meta:editing-duration>PT4M20S</meta:editing-duration>
    <meta:editing-cycles>1</meta:editing-cycles>
    <meta:document-statistic meta:table-count="0" meta:image-count="0" meta:object-count="0" meta:page-count="1" meta:paragraph-count="5" meta:word-count="51" meta:character-count="358" meta:non-whitespace-character-count="305"/>
    <meta:generator>LibreOffice/5.1.6.2$Linux_X86_64 LibreOffice_project/10m0$Build-2</meta:generator>
  </office:meta>
</office:document-meta>
</file>